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5-05-2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5-04-3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5-03-3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5-03-03 0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4-12-02 0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4-11-04 0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4-09-3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4-09-0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4-04-0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3-12-18 0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3-11-16 0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3-10-16 1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3-08-21 0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3-05-22 0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3-04-17 0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3-03-20 0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3-02-21 0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2-11-21 0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2-10-19 0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2-07-19 0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2-04-05 0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2-01-10 0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1-10-04 0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1-06-29 0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1-04-06 0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1-01-05 0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0-11-03 0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0-09-30 0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0-08-31 0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0-08-0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0-07-06 0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0-06-01 0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0-05-04 0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0-02-27 0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0-02-03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20-01-07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9-12-02 0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9-10-29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9-10-01 0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9-09-0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9-08-0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9-07-08 0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9-05-2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9-05-0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9-04-0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9-03-05 0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9-02-04 0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9-01-07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8-12-03 0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8-11-06 0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8-10-0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8-08-2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8-08-06 0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8-07-09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8-06-04 0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8-05-0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8-04-02 0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8-03-05 0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8-01-10 0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7-11-30 0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7-11-08 0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7-10-0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7-08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7-08-02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7-06-2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7-06-0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7-05-0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7-04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7-03-01 0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7-02-01 0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7-01-04 0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6-12-05 0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6-11-0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6-10-0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6-09-0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6-08-03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6-07-0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6-06-0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6-05-0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6-04-0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6-03-03 0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6-02-02 0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6-01-06 0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5-12-03 0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5-11-0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5-10-0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5-09-02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5-08-03 0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5-07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5-06-0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5-05-04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5-04-0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5-03-05 0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5-02-03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5-01-15 0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4-12-01 0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4-10-28 0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4-09-3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4-07-30 0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4-07-0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4-06-0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4-05-0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4-04-02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4-03-11 0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4-02-06 0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4-01-09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3-12-04 0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3-11-05 0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3-09-09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3-08-1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3-07-1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3-06-0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3-05-0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3-04-09 0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3-03-06 0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3-02-06 0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1</text:p>
          </table:table-cell>
          <table:table-cell office:value-type="string" calcext:value-type="string">
            <text:p>BA0056</text:p>
          </table:table-cell>
          <table:table-cell office:value-type="string" calcext:value-type="string">
            <text:p>2013-01-08 0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50" meta:object-count="0"/>
    <meta:user-defined meta:name="AppVersion">3.0</meta:user-defined>
  </office:meta>
</office:document-meta>
</file>